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dkf9qcd8fzed"/>SMART BRIDGE REPORT</text:p>
      <text:p text:style-name="Standard"/>
      <text:p text:style-name="Standard">In our assignment we decided to use the scheduler described in the lecture on task-based architectures. Operating at a base period of 10 milliseconds, it calls all registered tasks. If their period matches the current cycle and their state is active, then their tick() method is executed. To incorporate a finite state machine, we associated each task with an active state. Thus, a state is only active if the global state matches the task’s active state. An exception to this is the temperature measurement task which is executed in all states at a fixed period of 1 second to update the PC dashboard regularly.</text:p>
      <text:p text:style-name="Standard"/>
      <text:p text:style-name="Standard">For each of the following states, we created a separate task:</text:p>
      <text:p text:style-name="Standard"/>
      <text:list xml:id="list75163714" text:style-name="WWNum1">
        <text:list-item>
          <text:p text:style-name="P1"><text:span text:style-name="T1">CHECKIN → taskCheckin:</text:span> The system is off until a car is detected by the PIR.</text:p>
        </text:list-item>
        <text:list-item>
          <text:p text:style-name="P1"><text:span text:style-name="T1">WELCOME → taskWelcome:</text:span> The gate is opened and the car is asked to proceed.</text:p>
        </text:list-item>
        <text:list-item>
          <text:p text:style-name="P1"><text:span text:style-name="T1">READY_TO_WASH → taskReadyToWash:</text:span> The car is detected in the washing area.</text:p>
        </text:list-item>
        <text:list-item>
          <text:p text:style-name="P1"><text:span text:style-name="T1">WASHING → taskWashing:</text:span> After the button is pressed, a countdown is started.</text:p>
        </text:list-item>
        <text:list-item>
          <text:p text:style-name="P1"><text:span text:style-name="T1">MAINTENANCE_REQUIRED → taskMaintenance:</text:span> User input is necessary when temperatures are too high to proceed with the washing. </text:p>
        </text:list-item>
        <text:list-item>
          <text:p text:style-name="P1"><text:span text:style-name="T1">WASHING_COMPLETE → taskComplete:</text:span> The washing is done and the car is asked to leave the washing area.</text:p>
        </text:list-item>
      </text:list>
      <text:p text:style-name="Standard"/>
      <text:p text:style-name="Standard">Each state transitions to the next by calling the StateMachine::transitionTo() method. Due to different periods, we used separate tasks to facilitate the blinking of the LEDs. These BlinkTasks are executed in states READY_TO_WASH and WASHING, respectively.</text:p>
      <text:p text:style-name="Standard"/>
      <text:p text:style-name="Standard">Internally, the states do have their own state machines. For instance, the blinking task has two states ON and OFF. States with long messages to be displayed have a state variable for the message part to be shown next. Frequently, the task involves repeated measurements over time, for instance regarding the temperature in taskWashing. This typically implies three states: “No prior measurement above the threshold”, “prior measurement above the threshold” and “above the threshold for long enough”. In the last case, the maintenance state is entered. From the second state, any measurement below the threshold will lead the task back to the first state. Analogously, car presence (CHECKIN) and distance (WELCOME) are measured.</text:p>
      <text:p text:style-name="Standard"/>
      <text:p text:style-name="Standard"/>
      <text:p text:style-name="Standard"/>
      <text:p text:style-name="Standard">LINK VIDEO:</text:p>
      <text:p text:style-name="Standard"><text:a xlink:type="simple" xlink:href="https://cloud.florianknoch.de/s/HJ7fRkBkFrMCNBN" text:style-name="ListLabel_20_10" text:visited-style-name="ListLabel_20_10"><text:span text:style-name="T3">https://cloud.florianknoch.de/s/HJ7fRkBkFrMCNBN</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362" meta:character-count="2262" meta:non-whitespace-character-count="1918"/>
    <meta:generator>LibreOfficeDev/6.0.5.2$Linux_X86_64 LibreOffice_project/</meta:generator>
  </office:meta>
</office:document-meta>
</file>